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objectwithoutfill">
      <style:graphic-properties draw:marker-end="Arrowheads_20_3" draw:marker-end-width="0.3cm" draw:fill="none"/>
    </style:style>
    <style:style style:name="gr5" style:family="graphic" style:parent-style-name="standard">
      <style:graphic-properties svg:stroke-width="0.081cm" svg:stroke-color="#ff5429" draw:marker-start-width="0.313cm" draw:marker-end-width="0.313cm" draw:fill="none" draw:textarea-horizontal-align="justify" draw:textarea-vertical-align="middle" draw:auto-grow-height="false" fo:min-height="9.219cm" fo:min-width="3.254cm" fo:padding-top="0.153cm" fo:padding-bottom="0.153cm" fo:padding-left="0.278cm" fo:padding-right="0.278cm"/>
    </style:style>
    <style:style style:name="gr6" style:family="graphic" style:parent-style-name="standard">
      <style:graphic-properties svg:stroke-width="0.081cm" svg:stroke-color="#3faf46" draw:marker-start-width="0.313cm" draw:marker-end-width="0.313cm" draw:fill="none" draw:textarea-horizontal-align="justify" draw:textarea-vertical-align="middle" draw:auto-grow-height="false" fo:min-height="9.219cm" fo:min-width="3.102cm" fo:padding-top="0.153cm" fo:padding-bottom="0.153cm" fo:padding-left="0.278cm" fo:padding-right="0.278cm"/>
    </style:style>
    <style:style style:name="gr7" style:family="graphic" style:parent-style-name="standard">
      <style:graphic-properties svg:stroke-width="0.081cm" svg:stroke-color="#3465a4" draw:marker-start-width="0.313cm" draw:marker-end-width="0.313cm" draw:fill="none" draw:fill-color="#ffffff" draw:textarea-horizontal-align="justify" draw:textarea-vertical-align="middle" draw:auto-grow-height="false" fo:min-height="9.219cm" fo:min-width="5.159cm" fo:padding-top="0.153cm" fo:padding-bottom="0.153cm" fo:padding-left="0.278cm" fo:padding-right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3" style:family="text">
      <style:text-properties style:text-position="-8% 58%" style:font-name="Liberation Sans1" fo:font-size="10pt" style:font-name-asian="Liberation Sans1" style:font-size-asian="10pt" style:font-name-complex="Liberation Sans1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-8% 58%" fo:font-size="7pt" style:font-size-asian="7pt" style:font-size-complex="7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05cm" svg:height="1.905cm" svg:x="6cm" svg:y="3.775cm">
          <text:p text:style-name="P1"><text:span text:style-name="T1">batch</text:span></text:p>
          <text:p text:style-name="P1"><text:span text:style-name="T1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7.905cm" svg:y="4.00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2" draw:id="id2" draw:layer="layout" svg:width="1.905cm" svg:height="1.905cm" svg:x="9.81cm" svg:y="3.77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905cm" svg:y1="4.727cm" svg:x2="9.81cm" svg:y2="4.727cm" draw:start-shape="id1" draw:start-glue-point="1" draw:end-shape="id2" draw:end-glue-point="3" svg:d="M7905 4727h1905" svg:viewBox="0 0 1906 1">
          <text:p/>
        </draw:connector>
        <draw:frame draw:style-name="gr2" draw:text-style-name="P3" draw:layer="layout" svg:width="1.905cm" svg:height="0.722cm" svg:x="11.515cm" svg:y="4.00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3" draw:id="id3" draw:layer="layout" svg:width="1.905cm" svg:height="1.905cm" svg:x="13.62cm" svg:y="3.77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715cm" svg:y1="4.727cm" svg:x2="13.62cm" svg:y2="4.727cm" draw:end-shape="id3" draw:end-glue-point="3" svg:d="M11715 4727h1905" svg:viewBox="0 0 1906 1">
          <text:p/>
        </draw:connector>
        <draw:frame draw:style-name="gr2" draw:text-style-name="P3" draw:layer="layout" svg:width="1.905cm" svg:height="0.722cm" svg:x="15.425cm" svg:y="4.205cm">
          <draw:text-box>
            <text:p text:style-name="P2"><text:span text:style-name="T2">π</text:span><text:span text:style-name="T3">re1</text:span></text:p>
          </draw:text-box>
        </draw:frame>
        <draw:custom-shape draw:style-name="gr1" draw:text-style-name="P4" xml:id="id4" draw:id="id4" draw:layer="layout" svg:width="1.905cm" svg:height="1.905cm" svg:x="17.43cm" svg:y="5.04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5.525cm" svg:y1="4.727cm" svg:x2="17.43cm" svg:y2="5.997cm" draw:end-shape="id4" draw:end-glue-point="3" svg:d="M15525 4727l1905 1270" svg:viewBox="0 0 1906 1271">
          <text:p/>
        </draw:connector>
        <draw:custom-shape draw:style-name="gr1" draw:text-style-name="P1" xml:id="id5" draw:id="id5" draw:layer="layout" svg:width="1.905cm" svg:height="1.905cm" svg:x="6cm" svg:y="6.31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7.905cm" svg:y="6.54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6" draw:id="id6" draw:layer="layout" svg:width="1.905cm" svg:height="1.905cm" svg:x="9.81cm" svg:y="6.31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905cm" svg:y1="7.267cm" svg:x2="9.81cm" svg:y2="7.267cm" draw:start-shape="id5" draw:start-glue-point="1" draw:end-shape="id6" draw:end-glue-point="3" svg:d="M7905 7267h1905" svg:viewBox="0 0 1906 1">
          <text:p/>
        </draw:connector>
        <draw:frame draw:style-name="gr2" draw:text-style-name="P3" draw:layer="layout" svg:width="1.905cm" svg:height="0.722cm" svg:x="11.415cm" svg:y="6.54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7" draw:id="id7" draw:layer="layout" svg:width="1.905cm" svg:height="1.905cm" svg:x="13.62cm" svg:y="6.31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715cm" svg:y1="7.267cm" svg:x2="13.62cm" svg:y2="7.267cm" draw:end-shape="id7" draw:end-glue-point="3" svg:d="M11715 7267h1905" svg:viewBox="0 0 1906 1">
          <text:p/>
        </draw:connector>
        <draw:frame draw:style-name="gr2" draw:text-style-name="P3" draw:layer="layout" svg:width="1.27cm" svg:height="0.722cm" svg:x="15.425cm" svg:y="5.99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15.525cm" svg:y1="7.267cm" svg:x2="17.43cm" svg:y2="5.997cm" draw:end-shape="id4" draw:end-glue-point="3" svg:d="M15525 7267l1905-1270" svg:viewBox="0 0 1906 1271">
          <text:p/>
        </draw:connector>
        <draw:custom-shape draw:style-name="gr1" draw:text-style-name="P1" xml:id="id8" draw:id="id8" draw:layer="layout" svg:width="1.905cm" svg:height="1.905cm" svg:x="6cm" svg:y="8.85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7.905cm" svg:y="9.08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9" draw:id="id9" draw:layer="layout" svg:width="1.905cm" svg:height="1.905cm" svg:x="9.81cm" svg:y="8.85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905cm" svg:y1="9.807cm" svg:x2="9.81cm" svg:y2="9.807cm" draw:start-shape="id8" draw:start-glue-point="1" draw:end-shape="id9" draw:end-glue-point="3" svg:d="M7905 9807h1905" svg:viewBox="0 0 1906 1">
          <text:p/>
        </draw:connector>
        <draw:frame draw:style-name="gr2" draw:text-style-name="P3" draw:layer="layout" svg:width="1.905cm" svg:height="0.722cm" svg:x="11.415cm" svg:y="9.08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10" draw:id="id10" draw:layer="layout" svg:width="1.905cm" svg:height="1.905cm" svg:x="13.62cm" svg:y="8.85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715cm" svg:y1="9.807cm" svg:x2="13.62cm" svg:y2="9.807cm" draw:end-shape="id10" draw:end-glue-point="3" svg:d="M11715 9807h1905" svg:viewBox="0 0 1906 1">
          <text:p/>
        </draw:connector>
        <draw:frame draw:style-name="gr2" draw:text-style-name="P3" draw:layer="layout" svg:width="1.905cm" svg:height="0.722cm" svg:x="16.795cm" svg:y="8.53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15.525cm" svg:y1="9.807cm" svg:x2="20.605cm" svg:y2="8.537cm" draw:end-shape="id11" draw:end-glue-point="3" svg:d="M15525 9807l5080-1270" svg:viewBox="0 0 5081 1271">
          <text:p/>
        </draw:connector>
        <draw:custom-shape draw:style-name="gr1" draw:text-style-name="P4" xml:id="id11" draw:id="id11" draw:layer="layout" svg:width="1.905cm" svg:height="1.905cm" svg:x="20.605cm" svg:y="7.58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22.51cm" svg:y="7.815cm">
          <draw:text-box>
            <text:p text:style-name="P2"><text:span text:style-name="T2">π</text:span><text:span text:style-name="T3">re2</text:span></text:p>
          </draw:text-box>
        </draw:frame>
        <draw:connector draw:style-name="gr3" draw:text-style-name="P5" draw:layer="layout" draw:type="line" svg:x1="22.51cm" svg:y1="8.537cm" svg:x2="24.415cm" svg:y2="8.537cm" svg:d="M22510 8537h1905" svg:viewBox="0 0 1906 1">
          <text:p/>
        </draw:connector>
        <draw:connector draw:style-name="gr4" draw:text-style-name="P5" draw:layer="layout" draw:type="line" svg:x1="19.335cm" svg:y1="5.997cm" svg:x2="20.605cm" svg:y2="8.537cm" draw:start-shape="id4" draw:start-glue-point="1" draw:end-shape="id11" draw:end-glue-point="3" svg:d="M19335 5997l1270 2540" svg:viewBox="0 0 1271 2541">
          <text:p/>
        </draw:connector>
        <draw:custom-shape draw:style-name="gr5" draw:text-style-name="P5" draw:layer="layout" svg:width="3.81cm" svg:height="9.525cm" svg:x="9.225cm" svg:y="1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58cm" svg:height="9.525cm" svg:x="13.208cm" svg:y="1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9.525cm" svg:x="17.043cm" svg:y="1.90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47cm" svg:height="2.54cm" svg:x="17.043cm" svg:y="1.77cm">
          <draw:text-box>
            <text:p><text:span text:style-name="T7">Aggregation</text:span></text:p>
            <text:p><text:span text:style-name="T7">Stage</text:span></text:p>
            <text:p/>
          </draw:text-box>
        </draw:frame>
        <draw:frame draw:style-name="gr8" draw:text-style-name="P8" draw:layer="layout" svg:width="4.547cm" svg:height="2.54cm" svg:x="13.135cm" svg:y="1.765cm">
          <draw:text-box>
            <text:p><text:span text:style-name="T7">Normalization</text:span></text:p>
            <text:p><text:span text:style-name="T7">Stage</text:span></text:p>
            <text:p/>
          </draw:text-box>
        </draw:frame>
        <draw:frame draw:style-name="gr8" draw:text-style-name="P8" draw:layer="layout" svg:width="4.547cm" svg:height="2.54cm" svg:x="9.173cm" svg:y="1.765cm">
          <draw:text-box>
            <text:p><text:span text:style-name="T7">Compression</text:span></text:p>
            <text:p><text:span text:style-name="T7">Stage</text:span></text:p>
            <text:p/>
          </draw:text-box>
        </draw:frame>
        <draw:frame draw:style-name="gr2" draw:text-style-name="P3" draw:layer="layout" svg:width="1.905cm" svg:height="0.722cm" svg:x="19.385cm" svg:y="6.45cm">
          <draw:text-box>
            <text:p text:style-name="P2"><text:span text:style-name="T2">π</text:span><text:span text:style-name="T3">re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53M21S</meta:editing-duration>
    <meta:editing-cycles>15</meta:editing-cycles>
    <meta:generator>LibreOffice/7.3.7.2$Linux_X86_64 LibreOffice_project/30$Build-2</meta:generator>
    <dc:date>2023-01-13T16:44:07.655206472</dc:date>
    <meta:document-statistic meta:object-count="62"/>
  </office:meta>
</office:document-meta>
</file>